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start="" draw:fill="none" draw:textarea-vertical-align="middle"/>
    </style:style>
    <style:style style:name="gr2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5cm" fo:min-width="0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" draw:fill="none" draw:fill-color="#579d1c" fo:min-height="1.112cm"/>
    </style:style>
    <style:style style:name="gr9" style:family="graphic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1.55cm" fo:min-width="1.6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356cm" fo:min-width="0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cm" fo:min-width="1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/>
    </style:style>
    <style:style style:name="P3" style:family="paragraph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P4" style:family="paragraph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>
      <style:text-properties fo:font-size="18pt"/>
    </style:style>
    <style:style style:name="P9" style:family="paragraph">
      <style:text-properties fo:font-size="14pt"/>
    </style:style>
    <style:style style:name="P10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T3" style:family="text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2.1cm" svg:y="15.7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9.1cm" svg:y="4.7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</draw:page>
      <draw:page draw:name="page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5" draw:layer="layout" svg:width="8.583cm" svg:height="1.361cm" svg:x="1.5cm" svg:y="1.3cm">
          <draw:text-box>
            <text:p><text:span text:style-name="T4">Template 1:</text:span></text:p>
            <text:p><text:span text:style-name="T4">(a) Superficie não intercepta F0 e F1</text:span></text:p>
          </draw:text-box>
        </draw:frame>
        <draw:path draw:style-name="gr5" draw:text-style-name="P6" draw:layer="layout" svg:width="10.96cm" svg:height="1.005cm" draw:transform="skewX (0.00226892802759262) rotate (-1.68965324885571) translate (10.1981453491638cm 5.12149596074802cm)" svg:viewBox="0 0 10961 1006" svg:d="M0 1006c11781 3 10948-1006 10948-1006l12 99">
          <text:p/>
        </draw:path>
        <draw:path draw:style-name="gr5" draw:text-style-name="P6" draw:layer="layout" svg:width="10.869cm" svg:height="1.007cm" draw:transform="rotate (-1.69087497933211) translate (23.9016169526841cm 5.12073357504094cm)" svg:viewBox="0 0 10870 1008" svg:d="M0 1008c11684 0 10857-1008 10857-1008l12 99">
          <text:p/>
        </draw:path>
        <draw:custom-shape draw:style-name="gr6" draw:text-style-name="P6" draw:layer="layout" svg:width="0.4cm" svg:height="0.4cm" svg:x="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8.6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cm" svg:height="0.4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22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22.30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299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6" draw:layer="layout" svg:width="13.299cm" svg:height="0.099cm" svg:x="9.4cm" svg:y="5cm" svg:viewBox="0 0 13300 100" svg:d="M0 0c13300 0 13300 100 13300 100">
          <text:p/>
        </draw:path>
        <draw:path draw:style-name="gr5" draw:text-style-name="P6" draw:layer="layout" svg:width="13.305cm" svg:height="0.299cm" draw:transform="rotate (0.0225147473507268) translate (8.99773795929006cm 15.899547685707cm)" svg:viewBox="0 0 13306 300" svg:d="M0 100c13303 0 13299 200 13306-100l-7 300">
          <text:p/>
        </draw:path>
        <draw:frame draw:style-name="gr3" draw:text-style-name="P7" draw:layer="layout" svg:width="1.438cm" svg:height="0.806cm" svg:x="7.4cm" svg:y="15.2cm">
          <draw:text-box>
            <text:p><text:span text:style-name="T5">(P0)</text:span></text:p>
          </draw:text-box>
        </draw:frame>
        <draw:frame draw:style-name="gr3" draw:text-style-name="P7" draw:layer="layout" svg:width="1.438cm" svg:height="0.806cm" svg:x="20.9cm" svg:y="15.1cm">
          <draw:text-box>
            <text:p><text:span text:style-name="T5">(P1)</text:span></text:p>
          </draw:text-box>
        </draw:frame>
        <draw:frame draw:style-name="gr3" draw:text-style-name="P7" draw:layer="layout" svg:width="1.438cm" svg:height="0.806cm" svg:x="7.7cm" svg:y="4.3cm">
          <draw:text-box>
            <text:p><text:span text:style-name="T5">(P2)</text:span></text:p>
          </draw:text-box>
        </draw:frame>
        <draw:frame draw:style-name="gr3" draw:text-style-name="P7" draw:layer="layout" svg:width="1.438cm" svg:height="0.806cm" svg:x="21.962cm" svg:y="4cm">
          <draw:text-box>
            <text:p><text:span text:style-name="T5">(P3)</text:span></text:p>
          </draw:text-box>
        </draw:frame>
      </draw:page>
      <draw:page draw:name="page3" draw:style-name="dp1" draw:master-page-name="Padrão">
        <draw:frame draw:style-name="gr8" draw:text-style-name="P5" draw:layer="layout" svg:width="11.6cm" svg:height="8.021cm" svg:x="1.4cm" svg:y="1.5cm">
          <draw:text-box>
            <text:p><text:span text:style-name="T4">Template 1:</text:span></text:p>
            <text:p><text:span text:style-name="T4">(a) Superficie não intercepta F0 e F1</text:span></text:p>
            <text:p><text:span text:style-name="T4"/></text:p>
            <text:p><text:span text:style-name="T4"/></text:p>
            <text:p><text:span text:style-name="T4">Edges Intercepted: </text:span></text:p>
            <text:p><text:span text:style-name="T4">E3 <text:s/>→ new point P0</text:span></text:p>
            <text:p><text:span text:style-name="T4">E1 <text:s/>→ new Point P1</text:span></text:p>
            <text:p><text:span text:style-name="T4">E11 → new Point P2</text:span></text:p>
            <text:p><text:span text:style-name="T4">E9 → new point P3</text:span></text:p>
            <text:p><text:span text:style-name="T4"/></text:p>
            <text:p><text:span text:style-name="T4">Hexahedral is subdivided in two new hexahedra:</text:span></text:p>
            <text:p><text:span text:style-name="T4"><text:s text:c="11"/></text:span><text:span text:style-name="T4">0 <text:s text:c="3"/>1 <text:s text:c="4"/>2 <text:s text:c="3"/>3 <text:s text:c="3"/>4 <text:s text:c="3"/>5 <text:s text:c="3"/>6 <text:s text:c="4"/>7</text:span></text:p>
            <text:p><text:span text:style-name="T4">H1 = (V0, V1, P1, P0, V4, V5, P3, P2)</text:span></text:p>
            <text:p><text:span text:style-name="T4">H2 = (P0, P1, V2, V3, P2, P3, V6, V7)</text:span></text:p>
          </draw:text-box>
        </draw:frame>
      </draw:page>
      <draw:page draw:name="page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8"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8"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8"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8"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8"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8"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8"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8"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9"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9"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 text:style-name="P9"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 text:style-name="P9"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9"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9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9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9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9"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9"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 text:style-name="P9"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 text:style-name="P9"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 text:style-name="P9"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 text:style-name="P9"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 text:style-name="P9"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 text:style-name="P9"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 text:style-name="P9"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 text:style-name="P9"><text:span text:style-name="T3">(F5)</text:span></text:p>
          </draw:text-box>
        </draw:frame>
        <draw:frame draw:style-name="gr3" draw:text-style-name="P5" draw:layer="layout" svg:width="8.583cm" svg:height="1.361cm" svg:x="1.5cm" svg:y="1.3cm">
          <draw:text-box>
            <text:p text:style-name="P9"><text:span text:style-name="T4">Template 2:</text:span></text:p>
            <text:p text:style-name="P9"><text:span text:style-name="T4">(a) Superficie não intercepta F0 e F5</text:span></text:p>
          </draw:text-box>
        </draw:frame>
        <draw:path draw:style-name="gr5" draw:text-style-name="P6" draw:layer="layout" svg:width="8.918cm" svg:height="3.847cm" draw:transform="skewX (-0.531103691381874) rotate (-2.60647470492833) translate (30.206375251892cm 11.3573172776035cm)" svg:viewBox="0 0 8919 3848" svg:d="M0 3848c9588 38 8908-3848 8908-3848l10 381">
          <text:p/>
        </draw:path>
        <draw:custom-shape draw:style-name="gr9" draw:text-style-name="P6" draw:layer="Layout" svg:width="0.4cm" svg:height="0.4cm" svg:x="8.6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26.2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6" draw:layer="Layout" svg:width="0.4cm" svg:height="0.4cm" svg:x="22.301cm" svg:y="15.60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6" draw:layer="Layout" svg:width="0.4cm" svg:height="0.299cm" svg:x="12.7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6" draw:layer="layout" svg:width="13.299cm" svg:height="0.099cm" svg:x="13cm" svg:y="9.1cm" svg:viewBox="0 0 13300 100" svg:d="M0 0c13300 0 13300 100 13300 100">
          <text:p/>
        </draw:path>
        <draw:path draw:style-name="gr5" draw:text-style-name="P6" draw:layer="layout" svg:width="13.305cm" svg:height="0.299cm" draw:transform="rotate (0.0225147473507268) translate (8.99773795929006cm 15.899547685707cm)" svg:viewBox="0 0 13306 300" svg:d="M0 100c13303 0 13299 200 13306-100l-7 300">
          <text:p/>
        </draw:path>
        <draw:frame draw:style-name="gr3" draw:text-style-name="P7" draw:layer="layout" svg:width="1.438cm" svg:height="0.806cm" svg:x="7.4cm" svg:y="15.2cm">
          <draw:text-box>
            <text:p text:style-name="P9"><text:span text:style-name="T5">(P0)</text:span></text:p>
          </draw:text-box>
        </draw:frame>
        <draw:frame draw:style-name="gr3" draw:text-style-name="P7" draw:layer="layout" svg:width="1.438cm" svg:height="0.806cm" svg:x="20.9cm" svg:y="15.1cm">
          <draw:text-box>
            <text:p text:style-name="P9"><text:span text:style-name="T5">(P1)</text:span></text:p>
          </draw:text-box>
        </draw:frame>
        <draw:frame draw:style-name="gr3" draw:text-style-name="P7" draw:layer="layout" svg:width="1.438cm" svg:height="0.806cm" svg:x="11.5cm" svg:y="8.394cm">
          <draw:text-box>
            <text:p text:style-name="P9"><text:span text:style-name="T5">(P2)</text:span></text:p>
          </draw:text-box>
        </draw:frame>
        <draw:frame draw:style-name="gr3" draw:text-style-name="P7" draw:layer="layout" svg:width="1.438cm" svg:height="0.806cm" svg:x="26.3cm" svg:y="8.4cm">
          <draw:text-box>
            <text:p text:style-name="P9"><text:span text:style-name="T5">(P3)</text:span></text:p>
          </draw:text-box>
        </draw:frame>
        <draw:path draw:style-name="gr5" draw:text-style-name="P6" draw:layer="layout" svg:width="8.918cm" svg:height="3.847cm" draw:transform="skewX (-0.531103691381874) rotate (-2.60647470492833) translate (16.606375251892cm 11.3573172776035cm)" svg:viewBox="0 0 8919 3848" svg:d="M0 3848c9588 38 8908-3848 8908-3848l10 381">
          <text:p/>
        </draw:path>
        <draw:custom-shape draw:style-name="gr7" draw:text-style-name="P6" draw:layer="layout" svg:width="0.4cm" svg:height="0.4cm" svg:x="22.4cm" svg:y="11.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6" draw:layer="layout" svg:width="0.4cm" svg:height="0.4cm" svg:x="8.801cm" svg:y="11.70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0" draw:text-style-name="P1" draw:layer="layout" svg:x1="22.6cm" svg:y1="12cm" svg:x2="17.8cm" svg:y2="7.9cm">
          <text:p/>
        </draw:line>
        <draw:line draw:style-name="gr10" draw:text-style-name="P1" draw:layer="layout" svg:x1="9.1cm" svg:y1="12cm" svg:x2="4.3cm" svg:y2="7.9cm">
          <text:p/>
        </draw:line>
        <draw:frame draw:style-name="gr3" draw:text-style-name="P7" draw:layer="layout" svg:width="1.438cm" svg:height="0.806cm" svg:x="22.7cm" svg:y="11.3cm">
          <draw:text-box>
            <text:p text:style-name="P9"><text:span text:style-name="T5">(P5)</text:span></text:p>
          </draw:text-box>
        </draw:frame>
        <draw:frame draw:style-name="gr3" draw:text-style-name="P7" draw:layer="layout" svg:width="1.438cm" svg:height="0.806cm" svg:x="9.1cm" svg:y="10.7cm">
          <draw:text-box>
            <text:p text:style-name="P9"><text:span text:style-name="T5">(P4)</text:span></text:p>
          </draw:text-box>
        </draw:frame>
      </draw:page>
      <draw:page draw:name="page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0" draw:layer="layout" svg:width="9.621cm" svg:height="3.119cm" svg:x="0.91cm" svg:y="1.019cm">
          <draw:text-box>
            <text:p><text:span text:style-name="T6">Template 1:</text:span></text:p>
            <text:p><text:span text:style-name="T6">(a) Superficie não intercepta F2 e F3</text:span></text:p>
            <text:p><text:span text:style-name="T6">Hexahedral is subdivided in two new hexahedra:</text:span></text:p>
            <text:p><text:span text:style-name="T6"><text:s text:c="11"/></text:span><text:span text:style-name="T6">0 <text:s text:c="3"/>1 <text:s text:c="4"/>2 <text:s text:c="3"/>3 <text:s text:c="3"/>4 <text:s text:c="3"/>5 <text:s text:c="3"/>6 <text:s text:c="4"/>7</text:span></text:p>
            <text:p><text:span text:style-name="T6">H1 = (V0, P0, P1, V3, V4, P2, P3, V7)</text:span></text:p>
            <text:p><text:span text:style-name="T6">H2 = (P0, V1, V2, P1, P2, V5, V6, P3)</text:span></text:p>
          </draw:text-box>
        </draw:frame>
        <draw:custom-shape draw:style-name="gr7" draw:text-style-name="P6" draw:layer="layout" svg:width="0.4cm" svg:height="0.4cm" svg:x="9.4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0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7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8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1cm" svg:height="1.8cm" svg:x="8.5cm" svg:y="18.8cm">
          <draw:text-box>
            <text:p><text:span text:style-name="T5">(P0)</text:span></text:p>
          </draw:text-box>
        </draw:frame>
        <draw:frame draw:style-name="gr12" draw:text-style-name="P7" draw:layer="layout" svg:width="1.438cm" svg:height="0.806cm" svg:x="18.1cm" svg:y="13.794cm">
          <draw:text-box>
            <text:p><text:span text:style-name="T5">(P1)</text:span></text:p>
          </draw:text-box>
        </draw:frame>
        <draw:frame draw:style-name="gr3" draw:text-style-name="P7" draw:layer="layout" svg:width="1.438cm" svg:height="0.806cm" svg:x="8.562cm" svg:y="8cm">
          <draw:text-box>
            <text:p><text:span text:style-name="T5">(P2)</text:span></text:p>
          </draw:text-box>
        </draw:frame>
        <draw:frame draw:style-name="gr3" draw:text-style-name="P7" draw:layer="layout" svg:width="1.438cm" svg:height="0.806cm" svg:x="16.662cm" svg:y="3.094cm">
          <draw:text-box>
            <text:p><text:span text:style-name="T5">(P3)</text:span></text:p>
          </draw:text-box>
        </draw:frame>
      </draw:page>
      <draw:page draw:name="page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0" draw:layer="layout" svg:width="9.621cm" svg:height="3.119cm" svg:x="0.91cm" svg:y="1.019cm">
          <draw:text-box>
            <text:p><text:span text:style-name="T6">Template 1:</text:span></text:p>
            <text:p><text:span text:style-name="T6">(a) Superficie não intercepta F4 e F5</text:span></text:p>
            <text:p><text:span text:style-name="T6">Hexahedral is subdivided in two new hexahedra:</text:span></text:p>
            <text:p><text:span text:style-name="T6"><text:s text:c="11"/></text:span><text:span text:style-name="T6">0 <text:s text:c="3"/>1 <text:s text:c="4"/>2 <text:s text:c="3"/>3 <text:s text:c="3"/>4 <text:s text:c="3"/>5 <text:s text:c="3"/>6 <text:s text:c="4"/>7</text:span></text:p>
            <text:p><text:span text:style-name="T6">H1 = (V0, V1, V2, V3, P0, P1, P2, P3)</text:span></text:p>
            <text:p><text:span text:style-name="T6">H2 = (P0, P1, P2, P3, V4, V5, V6, V7)</text:span></text:p>
          </draw:text-box>
        </draw:frame>
        <draw:custom-shape draw:style-name="gr7" draw:text-style-name="P6" draw:layer="layout" svg:width="0.4cm" svg:height="0.4cm" svg:x="4.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26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2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5cm" svg:height="0.806cm" svg:x="2.7cm" svg:y="12.4cm">
          <draw:text-box>
            <text:p><text:span text:style-name="T5">(P0)</text:span></text:p>
          </draw:text-box>
        </draw:frame>
        <draw:frame draw:style-name="gr12" draw:text-style-name="P7" draw:layer="layout" svg:width="1.438cm" svg:height="0.806cm" svg:x="18.1cm" svg:y="13.794cm">
          <draw:text-box>
            <text:p><text:span text:style-name="T5">(P1)</text:span></text:p>
          </draw:text-box>
        </draw:frame>
        <draw:frame draw:style-name="gr3" draw:text-style-name="P7" draw:layer="layout" svg:width="1.438cm" svg:height="0.806cm" svg:x="26.162cm" svg:y="9.4cm">
          <draw:text-box>
            <text:p><text:span text:style-name="T5">(P2)</text:span></text:p>
          </draw:text-box>
        </draw:frame>
        <draw:frame draw:style-name="gr3" draw:text-style-name="P7" draw:layer="layout" svg:width="1.438cm" svg:height="0.806cm" svg:x="11.462cm" svg:y="8.794cm">
          <draw:text-box>
            <text:p><text:span text:style-name="T5">(P3)</text:span></text:p>
          </draw:text-box>
        </draw:frame>
      </draw:page>
      <draw:page draw:name="page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0" draw:layer="layout" svg:width="9.621cm" svg:height="3.119cm" svg:x="0.91cm" svg:y="1.019cm">
          <draw:text-box>
            <text:p><text:span text:style-name="T6">Template 2:</text:span></text:p>
            <text:p><text:span text:style-name="T6">(a) Superficie não intercepta F4 e F5</text:span></text:p>
            <text:p><text:span text:style-name="T6">Hexahedral is subdivided in two new hexahedra:</text:span></text:p>
            <text:p><text:span text:style-name="T6"><text:s text:c="11"/></text:span><text:span text:style-name="T6">0 <text:s text:c="3"/>1 <text:s text:c="4"/>2 <text:s text:c="3"/>3 <text:s text:c="3"/>4 <text:s text:c="3"/>5 <text:s text:c="3"/>6 <text:s text:c="4"/>7</text:span></text:p>
            <text:p><text:span text:style-name="T6">H1 = (V0, V1, V2, V3, P0, P1, P2, P3)</text:span></text:p>
            <text:p><text:span text:style-name="T6">H2 = (P0, P1, P2, P3, V4, V5, V6, V7)</text:span></text:p>
          </draw:text-box>
        </draw:frame>
        <draw:custom-shape draw:style-name="gr7" draw:text-style-name="P6" draw:layer="layout" svg:width="0.4cm" svg:height="0.4cm" svg:x="4.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21.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7.8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5cm" svg:height="0.806cm" svg:x="2.7cm" svg:y="12.4cm">
          <draw:text-box>
            <text:p><text:span text:style-name="T5">(P0)</text:span></text:p>
          </draw:text-box>
        </draw:frame>
        <draw:frame draw:style-name="gr12" draw:text-style-name="P7" draw:layer="layout" svg:width="1.438cm" svg:height="0.806cm" svg:x="18.1cm" svg:y="13.794cm">
          <draw:text-box>
            <text:p><text:span text:style-name="T5">(P1)</text:span></text:p>
          </draw:text-box>
        </draw:frame>
        <draw:frame draw:style-name="gr3" draw:text-style-name="P7" draw:layer="layout" svg:width="1.438cm" svg:height="0.806cm" svg:x="20.7cm" svg:y="16.394cm">
          <draw:text-box>
            <text:p><text:span text:style-name="T5">(P2)</text:span></text:p>
          </draw:text-box>
        </draw:frame>
        <draw:frame draw:style-name="gr3" draw:text-style-name="P7" draw:layer="layout" svg:width="1.438cm" svg:height="0.806cm" svg:x="7.4cm" svg:y="16.6cm">
          <draw:text-box>
            <text:p><text:span text:style-name="T5">(P3)</text:span></text:p>
          </draw:text-box>
        </draw:frame>
      </draw:page>
      <draw:page draw:name="page8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5-10-19T10:19:27.765065266</meta:creation-date>
    <dc:date>2015-12-08T12:46:21.067339124</dc:date>
    <dc:creator>Lucio Correa</dc:creator>
    <meta:editing-duration>P1DT3H4M2S</meta:editing-duration>
    <meta:editing-cycles>8</meta:editing-cycles>
    <meta:generator>LibreOffice/4.2.8.2$Linux_X86_64 LibreOffice_project/420m0$Build-2</meta:generator>
    <meta:document-statistic meta:object-count="290"/>
  </office:meta>
</office:document-meta>
</file>